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5556in"/>
    </style:style>
    <style:style style:name="Table1.B" style:family="table-column">
      <style:table-column-properties style:column-width="1.3167in"/>
    </style:style>
    <style:style style:name="Table1.C" style:family="table-column">
      <style:table-column-properties style:column-width="2.6882in"/>
    </style:style>
    <style:style style:name="Table1.D" style:family="table-column">
      <style:table-column-properties style:column-width="1.5264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1" style:master-page-name="HTML">
      <style:paragraph-properties style:page-number="auto"/>
    </style:style>
    <style:style style:name="P56" style:family="paragraph" style:parent-style-name="List_20_Contents">
      <style:paragraph-properties fo:margin-top="0in" fo:margin-bottom="0.1965in" loext:contextual-spacing="false"/>
    </style:style>
    <style:style style:name="P57" style:family="paragraph" style:parent-style-name="Preformatted_20_Text" style:list-style-name="L23"/>
    <style:style style:name="P58" style:family="paragraph" style:parent-style-name="Preformatted_20_Text">
      <style:paragraph-properties fo:margin-top="0in" fo:margin-bottom="0.1965in" loext:contextual-spacing="false"/>
    </style:style>
    <style:style style:name="P59" style:family="paragraph" style:parent-style-name="Preformatted_20_Text" style:list-style-name="L23">
      <style:paragraph-properties fo:margin-top="0in" fo:margin-bottom="0.1965in" loext:contextual-spacing="false"/>
    </style:style>
    <style:style style:name="P60" style:family="paragraph" style:parent-style-name="Preformatted_20_Text">
      <style:paragraph-properties fo:margin-left="0.3937in" fo:margin-right="0in" fo:text-indent="0in" style:auto-text-indent="false"/>
    </style:style>
    <style:style style:name="P61" style:family="paragraph" style:parent-style-name="Preformatted_20_Text">
      <style:paragraph-properties fo:margin-left="0.3937in" fo:margin-right="0in" fo:margin-top="0in" fo:margin-bottom="0.1965in" loext:contextual-spacing="false" fo:text-indent="0in" style:auto-text-indent="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pecification</text:p>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510886552"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2619015121" text:style-name="L2">
        <text:list-item>
          <text:p text:style-name="P30">Create a non-profit organization to manage and be responsible for the project </text:p>
        </text:list-item>
        <text:list-item>
          <text:p text:style-name="P30">Ensure that organization's financial stability (presumabl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088824373"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4171594704"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26T22:22:16.798921908</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26T22:22:16.799233897</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640365349"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26T22:22:16.849258667</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26T22:22:17.168284249</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p text:style-name="Heading_20_1">Engineering and Technology</text:p>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p text:style-name="Heading_20_1">Information Technology</text:p>
      <text:p text:style-name="Heading_20_1">Hardware</text:p>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3528906936"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26T22:22:17.171952556</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521678709"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companies using distorted clones of the idea to further their proprietary goals and vendor lock-in). </text:p>
            </text:list-item>
          </text:list>
        </text:list-item>
      </text:list>
      <text:h text:style-name="Heading_20_6" text:outline-level="6"><office:annotation><dc:date>2019-09-26T22:22:17.172885281</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575818597"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580653040"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664481198"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183319254"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1767261888" text:style-name="L12">
        <text:list-item>
          <text:p text:style-name="P40"><office:annotation><dc:date>2019-09-26T22:22:17.174719273</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2008682746"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918820616"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tagel.htm" text:style-name="Internet_20_link" text:visited-style-name="Visited_20_Internet_20_Link">[http://futuramerlin.com///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target-solution-spaces-list.htm" text:style-name="Internet_20_link" text:visited-style-name="Visited_20_Internet_20_Link">[http://futuramerlin.com///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576477520"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102-000.jpg" text:style-name="Internet_20_link" text:visited-style-name="Visited_20_Internet_20_Link">[http://futuramerlin.com///102-000.jpg]: </text:a><draw:a xlink:type="simple" xlink:href="http://futuramerlin.com///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102-001.jpg" text:style-name="Internet_20_link" text:visited-style-name="Visited_20_Internet_20_Link">[http://futuramerlin.com///102-001.jpg]: </text:a><draw:a xlink:type="simple" xlink:href="http://futuramerlin.com///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tagel.htm" text:style-name="Internet_20_link" text:visited-style-name="Visited_20_Internet_20_Link">[http://futuramerlin.com///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8"><text:s text:c="30"/>⎣ etc.) <text:s text:c="21"/>⎦</text:p>
      <text:h text:style-name="Heading_20_6" text:outline-level="6">Data formats</text:h>
      <text:p text:style-name="Text_20_body"><office:annotation><dc:date>2019-09-26T22:22:17.188427577</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text:soft-page-break/>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26T22:22:17.188531973</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3011972913"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Dcs 241–245: Mode indicators </text:p>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p text:style-name="Text_20_body">Dcs 246–255: Source formatting control </text:p>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26T22:22:17.189700301</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8"><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8"><text:span text:style-name="Source_20_Text"><text:s text:c="4"/>Hello, World!</text:span></text:p>
      <text:p text:style-name="Text_20_body">or more idiomatically (but not the exact equivalent of the others in terms of the Dcs used),</text:p>
      <text:p text:style-name="P58"><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8"><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8"><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8"><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8"><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8"><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26T22:22:17.190888398</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26T22:22:17.190991233</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56">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0"><text:span text:style-name="Source_20_Text">bazbaz</text:span></text:p>
      <text:p text:style-name="P60"><text:span text:style-name="Source_20_Text">6qux6</text:span></text:p>
      <text:p text:style-name="P61"><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26T22:22:17.191267279</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26T22:22:17.191409992</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56">A statement is a logical line of a document. It can be an invocation of a routine, or a declaration of an entity's structure or value. </text:p>
      <text:h text:style-name="Heading_20_6" text:outline-level="6"><office:annotation><dc:date>2019-09-26T22:22:17.193842029</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10&gt;C Type&lt;/h10&gt;</text:p><text:p><text:s text:c="20"/>&lt;dl&gt;</text:p><text:p><text:s text:c="24"/>&lt;dt&gt;Traits&lt;/dt&gt;&lt;dd&gt;C Type$type&lt;/dd&gt;</text:p><text:p><text:s text:c="24"/>&lt;dt&gt;Routines&lt;/dt&gt;&lt;dd&gt;C cs!this.$type:new(FuzzyList$params) { lang.new(this) }&lt;/dd&gt;</text:p><text:p><text:s text:c="20"/>&lt;/dl&gt;</text:p><text:p/><text:p><text:s text:c="16"/>&lt;h10&gt;C Routine&lt;/h10&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10&gt;C List&lt;/h10&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10&gt;C FuzzyList (inherits from List)&lt;/h10&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10&gt;C Resource&lt;/h10&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10&gt;C Void:lang.run(Routine$routine,List$params)&lt;/h10&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10&gt;C (Void|$type):lang.cast(Any$object,Type$type,(|String$return))&lt;/h10&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10&gt;C (Void|$trait.type):lang.set(Reference$trait,Any$value,(|String$return))&lt;/h10&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10&gt;C $trait.type:lang.get(Reference$trait)&lt;/h10&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10&gt;C Reference:lang.trait(Any$object)&lt;/h10&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10&gt;C Boolean:lang.compare(Any$left,Any$right)&lt;/h10&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10&gt;S Any:lang.otherwise(Routine$left,Routine$right)&lt;/h10&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421412010"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593172578"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rying to share a photo with commentary attached or a musical composition with my questions attached and also to get a critique. </text:p>
            </text:list-item>
          </text:list>
        </text:list-item>
      </text:list>
      <text:p text:style-name="Text_20_body">Interviewee 2 </text:p>
      <text:list xml:id="list2607553570" text:style-name="L19">
        <text:list-item>
          <text:p text:style-name="P47">I use IT systems for many tasks: </text:p>
          <text:list>
            <text:list-item>
              <text:p text:style-name="P47"><text:soft-page-break/>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image-001.png" text:style-name="Internet_20_link" text:visited-style-name="Visited_20_Internet_20_Link">[http://futuramerlin.com///image-001.png]: </text:a><draw:a xlink:type="simple" xlink:href="http://futuramerlin.com///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image-002.png" text:style-name="Internet_20_link" text:visited-style-name="Visited_20_Internet_20_Link">[http://futuramerlin.com///image-002.png]: </text:a><draw:a xlink:type="simple" xlink:href="http://futuramerlin.com///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image-003.png" text:style-name="Internet_20_link" text:visited-style-name="Visited_20_Internet_20_Link">[http://futuramerlin.com///image-003.png]: </text:a><draw:a xlink:type="simple" xlink:href="http://futuramerlin.com///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458603347"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1292861756"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platforms" text:style-name="Internet_20_link" text:visited-style-name="Visited_20_Internet_20_Link">[http://futuramerlin.com//platforms]: the dedicated subpage</text:a>.</text:p>
      <text:p text:style-name="Text_20_body">EITE tools </text:p>
      <text:p text:style-name="Text_20_body">The following natively implemented tools should be available in a full implementation: <text:a xlink:type="simple" xlink:href="http://futuramerlin.com//tool-testrunner.htm" text:style-name="Internet_20_link" text:visited-style-name="Visited_20_Internet_20_Link">[http://futuramerlin.com//tool-testrunner.htm]: test runner</text:a>, <text:a xlink:type="simple" xlink:href="http://futuramerlin.com//tool-docrunner.htm" text:style-name="Internet_20_link" text:visited-style-name="Visited_20_Internet_20_Link">[http://futuramerlin.com//tool-docrunner.htm]: document runner</text:a>, <text:a xlink:type="simple" xlink:href="http://futuramerlin.com//tool-implrunner.htm" text:style-name="Internet_20_link" text:visited-style-name="Visited_20_Internet_20_Link">[http://futuramerlin.com//tool-implrunner.htm]: main EITE implementation runner</text:a>, and <text:a xlink:type="simple" xlink:href="http://futuramerlin.com//tool-edit.htm" text:style-name="Internet_20_link" text:visited-style-name="Visited_20_Internet_20_Link">[http://futuramerlin.com//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56">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text:soft-page-break/>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56">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26T22:22:17.209628046</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456280120"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908802858"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7"><text:span text:style-name="Source_20_Text">r/s/fbSwitcher n/num</text:span></text:p>
          <text:p text:style-name="P57"><text:span text:style-name="Source_20_Text"><text:s text:c="4"/>if eq 0 mod n/num 15</text:span></text:p>
          <text:p text:style-name="P59"><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7"><text:span text:style-name="Source_20_Text"><text:s text:c="4"/>while lt 8 len an/res</text:span></text:p>
          <text:p text:style-name="P57"><text:span text:style-name="Source_20_Text"><text:s text:c="16"/>set an/res push [ 0 ] an/res</text:span></text:p>
          <text:p text:style-name="P59"><text:span text:style-name="Source_20_Text"><text:s text:c="8"/></text:span></text:p>
          <text:p text:style-name="P51">The array bracket type doesn't match the content type: [ is for strings, while ( is for numbers. </text:p>
        </text:list-item>
        <text:list-item>
          <text:p text:style-name="P59"><text:span text:style-name="Source_20_Text">set an/remainderArr anSubset an/in -5 -1 # last 4 characters</text:span></text:p>
          <text:p text:style-name="P51">breaks; the comment needs to be on a separate line. </text:p>
        </text:list-item>
        <text:list-item>
          <text:p text:style-name="P24">Code like </text:p>
          <text:p text:style-name="P59"><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7"><text:span text:style-name="Source_20_Text">if</text:span></text:p>
          <text:p text:style-name="P59"><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8"><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56">Loop over an array. How it's used: </text:p>
      <text:p text:style-name="P60"><text:span text:style-name="Source_20_Text">new as/temp</text:span></text:p>
      <text:p text:style-name="P60"><text:span text:style-name="Source_20_Text">set as/temp [ 'd' 'b' 'l' 'c' 'b' 'a' ]</text:span></text:p>
      <text:p text:style-name="P60"><text:span text:style-name="Source_20_Text">new n/c</text:span></text:p>
      <text:p text:style-name="P60"><text:span text:style-name="Source_20_Text">as/temp { n/i s/elem</text:span></text:p>
      <text:p text:style-name="P61"><text:span text:style-name="Source_20_Text"><text:s text:c="4"/>set n/c inc n/c</text:span></text:p>
      <text:p text:style-name="P56">. This is shorthand for: </text:p>
      <text:p text:style-name="P60"><text:span text:style-name="Source_20_Text">new as/temp</text:span></text:p>
      <text:p text:style-name="P60"><text:span text:style-name="Source_20_Text">set as/temp [ 'd' 'b' 'l' 'c' 'b' 'a' ]</text:span></text:p>
      <text:p text:style-name="P60"><text:span text:style-name="Source_20_Text">new n/c</text:span></text:p>
      <text:p text:style-name="P60"><text:span text:style-name="Source_20_Text">new n/i</text:span></text:p>
      <text:p text:style-name="P60"><text:span text:style-name="Source_20_Text">new s/elem</text:span></text:p>
      <text:p text:style-name="P60"><text:span text:style-name="Source_20_Text">while lt n/i count as/temp</text:span></text:p>
      <text:p text:style-name="P60"><text:span text:style-name="Source_20_Text"><text:s text:c="4"/>set s/elem get as/temp n/i</text:span></text:p>
      <text:p text:style-name="P60"><text:span text:style-name="Source_20_Text"><text:s text:c="4"/>set n/i inc n/i</text:span></text:p>
      <text:p text:style-name="P61"><text:span text:style-name="Source_20_Text"><text:s text:c="4"/>set n/c inc n/c</text:span></text:p>
      <text:p text:style-name="Text_20_body"><text:soft-page-break/>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56">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56">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56">Gives the number of bytes of input. </text:p>
      <text:p text:style-name="Text_20_body">Basic type utility routines </text:p>
      <text:p text:style-name="Text_20_body">These operate on str/int/bool.</text:p>
      <text:p text:style-name="List_20_Heading">r/s/strFrom g/input</text:p>
      <text:p text:style-name="P56">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56">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56">Returns the modulo of two numbers a and b </text:p>
      <text:p text:style-name="Text_20_body">Strings </text:p>
      <text:p text:style-name="List_20_Heading">r/s/strCharAtPos s/input n/index</text:p>
      <text:p text:style-name="P56">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2959340844"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3D modeling and rendering </text:p>
            </text:list-item>
            <text:list-item>
              <text:p text:style-name="P52">CAD </text:p>
            </text:list-item>
            <text:list-item>
              <text:p text:style-name="P52">Diagramming </text:p>
            </text:list-item>
            <text:list-item>
              <text:p text:style-name="P52"><text:soft-page-break/>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26T22:22:17.223855779</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26T22:22:17.223934161</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8"><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Base section</text:h>
      <text:p text:style-name="Text_20_body">This section should have no prerequisites. It should contain a summary of the basics of English in many languages to allow the other sections to be understood.</text:p>
      <text:h text:style-name="Heading_20_4" text:outline-level="4">Studying</text:h>
      <text:p text:style-name="Text_20_body"><text:soft-page-break/>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3466062050"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495830235"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2" meta:word-count="22772" meta:character-count="147235" meta:non-whitespace-character-count="124601"/>
    <meta:generator>LibreOffice/6.1.4.2$Linux_X86_64 LibreOffice_project/10$Build-2</meta:generator>
    <meta:user-defined meta:name=""/>
    <meta:user-defined meta:name="viewport">width=device-width,height=device-height,user-scalable=yes</meta:user-defined>
  </office:meta>
</office:document-meta>
</file>